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0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50H03M03.792051S" calcext:value-type="time">
            <text:p>1850:0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24H57M51.932S" calcext:value-type="time">
            <text:p>24:5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70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70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8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70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70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8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8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8" office:value-type="string" calcext:value-type="string">
            <text:p>All Hallows’ Eve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70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8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8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8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8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08:11:20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3T17:07:22.669000000</dc:date>
    <meta:editing-duration>P83DT3H47M32S</meta:editing-duration>
    <meta:editing-cycles>2197</meta:editing-cycles>
    <meta:generator>LibreOffice/7.2.6.2$Windows_X86_64 LibreOffice_project/b0ec3a565991f7569a5a7f5d24fed7f52653d754</meta:generator>
    <dc:creator>Benjamin Laws</dc:creator>
    <meta:document-statistic meta:table-count="2" meta:cell-count="2704" meta:object-count="0"/>
  </office:meta>
</office:document-meta>
</file>